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1"/>
    <style:style style:name="P5" style:family="paragraph" style:parent-style-name="Text_20_body">
      <style:paragraph-properties fo:margin-left="0.2in" fo:margin-right="0in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66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world</text:span></text:p>
      <text:p text:style-name="Text_20_body">absatz <text:span text:style-name="Example">z</text:span><text:span text:style-name="Example"><text:span text:style-name="T1">we</text:span></text:span><text:span text:style-name="Example">i</text:span></text:p>
      <text:p text:style-name="P5">Absatz <text:span text:style-name="T2">drei</text:span></text:p>
      <text:p text:style-name="P6"><text:span text:style-name="T2"/></text:p>
      <text:list text:style-name="L1">
        <text:list-item>
          <text:p text:style-name="P1">num 1</text:p>
        </text:list-item>
        <text:list-item>
          <text:p text:style-name="P1">num 2</text:p>
        </text:list-item>
      </text:list>
      <text:p text:style-name="Text_20_body"/>
      <text:list text:style-name="L2">
        <text:list-item>
          <text:p text:style-name="P2">bullet1</text:p>
        </text:list-item>
        <text:list-item>
          <text:p text:style-name="P2">bullet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xample" style:family="text">
      <style:text-properties style:font-name="Cumberland" style:font-name-asian="Cumberland" style:font-name-complex="Cumberlan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0-08T14:49:28</meta:creation-date>
    <dc:date>2007-11-01T17:57:59</dc:date>
    <dc:language>en-US</dc:language>
    <meta:editing-cycles>8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2" meta:character-count="57"/>
  </office:meta>
</office:document-meta>
</file>